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de2000" svg:font-family="Code2000"/>
    <style:font-face style:name="GentiumPlus" svg:font-family="GentiumPlus"/>
    <style:font-face style:name="GentiumPlusItalic" svg:font-family="GentiumPlusItalic"/>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fo:color="#000000" style:font-name="Times New Roman"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Langford</text:p>
      <text:p text:style-name="Standard"/>
      <text:p text:style-name="Standard">HIS 6939</text:p>
      <text:p text:style-name="Standard"/>
      <text:p text:style-name="Standard">02/08/17</text:p>
      <text:p text:style-name="Standard"/>
      <text:p text:style-name="P1"/>
      <text:p text:style-name="P1">Week 5 Bibliography</text:p>
      <text:p text:style-name="P1"/>
      <text:p text:style-name="P1"/>
      <text:p text:style-name="P2"/>
      <text:list xml:id="list7602605545773696191" text:style-name="L1">
        <text:list-item>
          <text:p text:style-name="P3">Ahmadi, Nozhat. "<text:span text:style-name="T2">The Role of Dreams in the Political Affairs of the Safavid Dynasty</text:span>." <text:span text:style-name="T1">Journal of Shi'a Islamic Studies</text:span> 6, no. 2 (2013): 177-98. doi:10.1353/isl.2013.0012.</text:p>
          <text:p text:style-name="P3"/>
          <text:p text:style-name="P3">In this Article the author investigates the use of dream interpretation which justified the movements of the kings and the hegemony of the ruling class. <text:s/>The author uses the example of the Safavid Dynasty that was based in Iran in the 1500's. <text:s/>This article can help because it looks into the medieval era but through another lense of dream interpretations in different parts of the world. <text:s/></text:p>
          <text:p text:style-name="P3"/>
        </text:list-item>
        <text:list-item>
          <text:p text:style-name="P3"><text:s/>Gnuse, Robert. "<text:span text:style-name="T2">The Temple Experience of Jaddus in the Antiquities of Josephus: A Report of Jewish Dream Incubation</text:span>." <text:span text:style-name="T1">The Jewish Quarterly Review</text:span> 83, no. 3/4 (1993): 349-68. doi:10.2307/1455158. </text:p>
          <text:p text:style-name="P3"/>
          <text:p text:style-name="P3">In this article the author looks into the texts by Josephus accounting over 30 mentions throughout the works. <text:s/>The author looks also looks into dream incubation in the old testement as well, showing how early these stories of dream interpretations are found. <text:s/>This article goes into two different tangents which can be helpful to anyone wanting to cover this subject in Judaism.</text:p>
        </text:list-item>
      </text:list>
      <text:p text:style-name="P2"/>
      <text:list xml:id="list212481609" text:continue-numbering="true" text:style-name="L1">
        <text:list-item>
          <text:p text:style-name="P3">Hendel, Russell J. "<text:span text:style-name="T2">Joseph: a biblical approach to dream interpretation.</text:span>" <text:span text:style-name="T1">Jewish Bible Quarterly,</text:span> 39, no. 4 (December 2011): 231-38. </text:p>
          <text:p text:style-name="P3"/>
          <text:p text:style-name="P3">In this article, the author looks into the dream interpretations of Jospeh, taking a different turn concluding that these visions had nothing to do with religion. <text:s/>The author explains two different types of dreams during the article, the dreams of kings and prophets that include divine signs, and the others that do not. <text:s/>This article again looks into an old testement look into dream interpretations, yet it can be helpful when looking at different types of dreams. <text:s/></text:p>
          <text:p text:style-name="P3"/>
        </text:list-item>
        <text:list-item>
          <text:p text:style-name="P3">Hammond, N.G.L. " <text:span text:style-name="T2">Portents, Prophecies, and Dreams in Diodorus Books 14-17.</text:span>" <text:span text:style-name="T1">Greek, Roman, and Byzantine Studies</text:span> 39, no. 4 (Winter 1998): 407-28. </text:p>
          <text:p text:style-name="P3"/>
          <text:p text:style-name="P3">This source covers the instances of prophecies and dreams in the books of Diodorus, which also looks into the way historians Thucydides and Herodotus looks at the subject of dreams as well. <text:s/>The author mentions specifically the books 14, 15, 16, and 17 covering dreams in the greek world. <text:s/>This article has some down sides, since Diodorus is writing a long time after the events yet it provides one ancient historian's view on dreams. <text:s/></text:p>
          <text:p text:style-name="P3"><text:soft-page-break/></text:p>
          <text:p text:style-name="P3"/>
        </text:list-item>
        <text:list-item>
          <text:p text:style-name="P3">Kracke, Waud. "<text:span text:style-name="T2">Dream Interpretation in the Amazon</text:span>." <text:span text:style-name="T1">Journal of Developmental &amp; Behavioral Pediatrics</text:span> 31, no. 4 (2010): 367-68. doi:10.1097/dbp.0b013e3181d58eb9. </text:p>
          <text:p text:style-name="P3"/>
          <text:p text:style-name="P3">This article has a different look at the interpretations of dreams. <text:s/>In this article the author looks into a more modern look at dreams and how they are interpretated. <text:s/>This article is a little too short to provide a great deal of information, even though it does have some interesting thoughts. <text:s/></text:p>
          <text:p text:style-name="P3"/>
          <text:p text:style-name="P3"/>
        </text:list-item>
        <text:list-item>
          <text:p text:style-name="P3">Lohmann, Roger Ivar. "<text:span text:style-name="T2">The Role of Dreams in Religious Enculturation among the Asabano of Papua New Guinea</text:span>." <text:span text:style-name="T1">Ethos</text:span> 28, no. 1 (2000): 75-102. doi:10.1525/eth.2000.28.1.75. </text:p>
          <text:p text:style-name="P3"/>
          <text:p text:style-name="P3">In this source, Lohmann looks into the uise of dreams in a modern example looking at the Asabano people and how they use dreams and interpret these dreams of the divine. <text:s/>This article looks into how dreams can be used to express meeting the divine and how these dreams strengthened the people's religious beliefs. <text:s/>This article again brings a modern view to dream interpretations making it a useful text for the subject of modern use of dreams.</text:p>
          <text:p text:style-name="P3"/>
          <text:p text:style-name="P3"/>
        </text:list-item>
        <text:list-item>
          <text:p text:style-name="P3">Murray, Kylie. "<text:span text:style-name="T2">Dream and Vision in Late-Medieval Scotland: The Epic Case of William Wallace.</text:span>" <text:span text:style-name="T1">Proceedings of the Harvard Celtic Colloquium</text:span> 29 (2009): 177-98. Accessed February 03, 2017. </text:p>
          <text:p text:style-name="P3"/>
          <text:p text:style-name="P3">Going back to the subject of the celtic world this article features dreams and visions within the subject of the Scottish figure William Wallace. <text:s/>The author covers the text called <text:span text:style-name="T2">The Wallace</text:span><text:span text:style-name="T3"> which includes dreams and visions within the Scottish political stance. <text:s/>This article can be helpful to any one wishing to look into dreams in the medieval world. <text:s/></text:span></text:p>
          <text:p text:style-name="P3"/>
        </text:list-item>
        <text:list-item>
          <text:p text:style-name="P3">Sirriyeh, Elizabeth. "<text:span text:style-name="T2">Muslims dreaming of Christians, Christians dreaming of Muslims: Images from Medieval dream interpretation</text:span>." <text:span text:style-name="T1">Islam and Christian-Muslim Relations</text:span> 17, no. 2 (2006): 207-21. doi:10.1080/09596410600604500. </text:p>
          <text:p text:style-name="P3"/>
          <text:p text:style-name="P3">In this article the author covers the use of dream interpretations in the medieval Muslim world. <text:s/>The author explains how important dreams were and how they were intepreted and used in this time. <text:s/>This information is matched with the Christian views of dreams and interpretations, providing how these assisted the view points that were formed. <text:s/>This article can be helpful because it covers dreams in both Christianity and Islam. <text:s/></text:p>
          <text:p text:style-name="P3"/>
        </text:list-item>
        <text:list-item>
          <text:p text:style-name="P3">Tedlock, Barbara. "<text:span text:style-name="T2">The Role of Dreams and Visionary Narratives in Mayan Cultural Survival</text:span>." <text:span text:style-name="T1">Ethos</text:span> 20, no. 4 (1992): 453-76. doi:10.1525/eth.1992.20.4.02a00030. </text:p>
          <text:p text:style-name="P3"/>
          <text:p text:style-name="P3">In this work the author displays an interesting look at dreams in the Mayan culture and how the use of dreams effects the survival of this culture. <text:s/>While this articls does not look into the anicent Maya, it still offers a look into how dreams are used in a more mordern example. <text:s/>This article would be better used by those looking to investigate dream intepretation in the colonial and modern world. <text:s/></text:p>
        </text:list-item>
      </text:list>
      <text:p text:style-name="P2"/>
      <text:list xml:id="list1552967161" text:continue-numbering="true" text:style-name="L1">
        <text:list-header>
          <text:p text:style-name="P3"/>
        </text:list-header>
        <text:list-item>
          <text:p text:style-name="P3"><text:soft-page-break/>Tiller, Kenneth. <text:span text:style-name="T4">“</text:span><text:span text:style-name="T5">Prophecy and the Body of the King in LaƷamon’s Account of Arthur’s Dream</text:span><text:span text:style-name="T4">” (Brut 13984–14004), Arthuriana 26, no. 1 (2016): 22-40. doi: </text:span><text:span text:style-name="T6">10.1353/art.2016.0018.</text:span></text:p>
          <text:p text:style-name="P3"><text:span text:style-name="T6"/></text:p>
          <text:p text:style-name="P3"><text:span text:style-name="T6">This article features Tiller discussing the use of dreams in the stories of King Arthur. <text:s/>This author covers the use dreams and how they solidify the power of king Arthur's rule. <text:s/>This article <text:s/>has an interesting idea and it can be helpful if one is looking to cover dreams and their role in Britian. <text:s/></text:span></text:p>
          <text:p text:style-name="P3"><text:span text:style-name="T6"/></text:p>
          <text:p text:style-name="P3"><text:span text:style-name="T6"/></text:p>
          <text:p text:style-name="P3"><text:span text:style-name="T6"/></text:p>
          <text:p text:style-name="P3"><text:span text:style-name="T4"/></text:p>
          <text:p text:style-name="P3"><text:span text:style-name="T4"/></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de2000" svg:font-family="Code2000"/>
    <style:font-face style:name="GentiumPlus" svg:font-family="GentiumPlus"/>
    <style:font-face style:name="GentiumPlusItalic" svg:font-family="GentiumPlusItalic"/>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4:36:19</meta:creation-date>
    <dc:date>2017-02-05T16:40:53</dc:date>
    <meta:editing-duration>PT2H4M34S</meta:editing-duration>
    <meta:editing-cycles>6</meta:editing-cycles>
    <meta:generator>OpenOffice.org/3.4.1$Unix OpenOffice.org_project/341m1$Build-9593</meta:generator>
    <meta:document-statistic meta:table-count="0" meta:image-count="0" meta:object-count="0" meta:page-count="3" meta:paragraph-count="25" meta:word-count="914" meta:character-count="5705"/>
  </office:meta>
</office:document-meta>
</file>